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Georgia" svg:font-family="Georg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Heading_20_3">
      <style:paragraph-properties fo:margin-left="0cm" fo:margin-right="0cm" fo:margin-top="1.058cm" fo:margin-bottom="0.318cm" style:contextual-spacing="false" fo:line-height="120%" fo:text-align="justify" style:justify-single-word="false" fo:orphans="2" fo:widows="2" fo:text-indent="0cm" style:auto-text-indent="false"/>
      <style:text-properties fo:font-variant="normal" fo:text-transform="none" style:font-name="Arial" fo:font-size="12pt" fo:letter-spacing="normal" fo:font-style="normal" fo:font-weight="normal" style:font-size-asian="12pt" style:font-size-complex="12pt"/>
    </style:style>
    <style:style style:name="P2" style:family="paragraph" style:parent-style-name="Text_20_body">
      <style:paragraph-properties fo:margin-top="0cm" fo:margin-bottom="0.353cm" style:contextual-spacing="false" fo:line-height="115%" fo:text-align="justify" style:justify-single-word="false"/>
      <style:text-properties style:font-name="Arial" fo:font-size="12pt" officeooo:paragraph-rsid="0007ae4d" style:font-size-asian="12pt" style:font-size-complex="12pt"/>
    </style:style>
    <style:style style:name="P3" style:family="paragraph" style:parent-style-name="Text_20_body">
      <style:paragraph-properties fo:margin-top="0cm" fo:margin-bottom="0cm" style:contextual-spacing="false"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margin-top="0cm" fo:margin-bottom="0cm" style:contextual-spacing="false" fo:line-height="150%" fo:text-align="justify" style:justify-single-word="false"/>
      <style:text-properties style:font-name="Arial" fo:font-size="12pt" officeooo:paragraph-rsid="0007ae4d" style:font-size-asian="12pt" style:font-size-complex="12pt"/>
    </style:style>
    <style:style style:name="P5" style:family="paragraph" style:parent-style-name="Text_20_body">
      <style:paragraph-properties fo:margin-top="0cm" fo:margin-bottom="0cm" style:contextual-spacing="false" fo:line-height="150%" fo:text-align="justify" style:justify-single-word="false"/>
      <style:text-properties style:font-name="Arial" fo:font-size="12pt" officeooo:paragraph-rsid="000626fd" style:font-size-asian="12pt" style:font-size-complex="12pt"/>
    </style:style>
    <style:style style:name="P6" style:family="paragraph" style:parent-style-name="Text_20_body">
      <style:paragraph-properties fo:margin-top="0cm" fo:margin-bottom="0cm" style:contextual-spacing="false" fo:line-height="120%" fo:text-align="justify" style:justify-single-word="false"/>
      <style:text-properties style:font-name="Arial" fo:font-size="12pt" officeooo:paragraph-rsid="0007ae4d" style:font-size-asian="12pt" style:font-size-complex="12pt"/>
    </style:style>
    <style:style style:name="P7" style:family="paragraph" style:parent-style-name="Text_20_body">
      <style:paragraph-properties fo:margin-top="0cm" fo:margin-bottom="0cm" style:contextual-spacing="false" fo:line-height="120%" fo:text-align="justify" style:justify-single-word="false"/>
      <style:text-properties style:font-name="Arial" fo:font-size="12pt" officeooo:paragraph-rsid="000626fd" style:font-size-asian="12pt" style:font-size-complex="12pt"/>
    </style:style>
    <style:style style:name="P8" style:family="paragraph" style:parent-style-name="Text_20_body">
      <style:paragraph-properties fo:margin-top="0cm" fo:margin-bottom="0cm" style:contextual-spacing="false" fo:line-height="120%" fo:text-align="justify" style:justify-single-word="false"/>
      <style:text-properties style:font-name="Arial" fo:font-size="12pt" fo:letter-spacing="normal" fo:font-weight="bold" style:font-size-asian="12pt" style:font-size-complex="12pt"/>
    </style:style>
    <style:style style:name="P9" style:family="paragraph" style:parent-style-name="Text_20_body">
      <style:paragraph-properties fo:margin-top="0cm" fo:margin-bottom="0cm" style:contextual-spacing="false" fo:line-height="120%" fo:text-align="justify" style:justify-single-word="false"/>
      <style:text-properties style:font-name="Arial" fo:font-size="12pt" fo:letter-spacing="normal" fo:font-weight="normal" style:font-size-asian="12pt" style:font-size-complex="12pt"/>
    </style:style>
    <style:style style:name="P10" style:family="paragraph" style:parent-style-name="Text_20_body">
      <style:paragraph-properties fo:margin-top="0cm" fo:margin-bottom="0.847cm" style:contextual-spacing="false" fo:line-height="150%" fo:text-align="justify" style:justify-single-word="false"/>
      <style:text-properties style:font-name="Arial" fo:font-size="12pt" fo:letter-spacing="normal" fo:font-weight="normal" style:font-size-asian="12pt" style:font-size-complex="12pt"/>
    </style:style>
    <style:style style:name="P11" style:family="paragraph" style:parent-style-name="Heading_20_3">
      <style:paragraph-properties fo:margin-top="0cm" fo:margin-bottom="0.353cm" style:contextual-spacing="false" fo:line-height="115%" fo:text-align="justify" style:justify-single-word="false"/>
      <style:text-properties fo:font-variant="normal" fo:text-transform="none" style:font-name="Arial" fo:font-size="12pt" fo:letter-spacing="normal" fo:language="pt" fo:country="BR" fo:font-style="normal" fo:font-weight="normal" style:font-size-asian="12pt" style:font-size-complex="12pt"/>
    </style:style>
    <style:style style:name="P12" style:family="paragraph" style:parent-style-name="Standard">
      <style:paragraph-properties fo:margin-top="0cm" fo:margin-bottom="0.353cm" style:contextual-spacing="false" fo:line-height="115%" fo:text-align="justify" style:justify-single-word="false"/>
      <style:text-properties style:font-name="Arial" fo:font-size="12pt" fo:language="pt" fo:country="BR" officeooo:rsid="0004b492" officeooo:paragraph-rsid="0007ae4d" style:font-size-asian="12pt" style:font-size-complex="12pt"/>
    </style:style>
    <style:style style:name="P13" style:family="paragraph" style:parent-style-name="Standard">
      <style:paragraph-properties fo:margin-top="0cm" fo:margin-bottom="0.353cm" style:contextual-spacing="false" fo:line-height="115%" fo:text-align="justify" style:justify-single-word="false"/>
      <style:text-properties style:font-name="Arial" fo:font-size="16pt" fo:language="pt" fo:country="BR" style:font-size-asian="16pt"/>
    </style:style>
    <style:style style:name="P14" style:family="paragraph" style:parent-style-name="Standard">
      <style:paragraph-properties fo:margin-top="0cm" fo:margin-bottom="0.353cm" style:contextual-spacing="false" fo:line-height="115%" fo:text-align="center" style:justify-single-word="false"/>
      <style:text-properties style:font-name="Arial" fo:font-size="12pt" fo:font-weight="bold" officeooo:rsid="0004b492" officeooo:paragraph-rsid="0004b492" style:font-size-asian="12pt" style:font-weight-asian="bold" style:font-size-complex="12pt" style:font-weight-complex="bold"/>
    </style:style>
    <style:style style:name="P15" style:family="paragraph" style:parent-style-name="Standard">
      <style:paragraph-properties fo:margin-top="0cm" fo:margin-bottom="0.353cm" style:contextual-spacing="false" fo:line-height="115%" fo:text-align="center" style:justify-single-word="false"/>
      <style:text-properties style:font-name="Arial" fo:font-size="12pt" fo:language="pt" fo:country="BR" fo:font-weight="normal" officeooo:rsid="0004b492" officeooo:paragraph-rsid="0004b492" style:font-size-asian="12pt" style:font-weight-asian="normal" style:font-size-complex="12pt" style:font-weight-complex="normal"/>
    </style:style>
    <style:style style:name="P16" style:family="paragraph" style:parent-style-name="Standard">
      <style:paragraph-properties fo:margin-top="0cm" fo:margin-bottom="0.353cm" style:contextual-spacing="false" fo:line-height="115%" fo:text-align="center" style:justify-single-word="false"/>
      <style:text-properties style:font-name="Arial" fo:font-size="12pt" fo:language="pt" fo:country="BR" officeooo:rsid="0004b492" officeooo:paragraph-rsid="0004b492" style:font-size-asian="12pt" style:font-size-complex="12pt"/>
    </style:style>
    <style:style style:name="P17" style:family="paragraph" style:parent-style-name="Standard">
      <style:paragraph-properties fo:margin-top="0cm" fo:margin-bottom="0.353cm" style:contextual-spacing="false" fo:line-height="115%" fo:text-align="justify" style:justify-single-word="false"/>
      <style:text-properties style:font-name="Arial" fo:font-size="12pt" fo:language="pt" fo:country="BR" style:font-size-asian="12pt" style:font-size-complex="12pt"/>
    </style:style>
    <style:style style:name="P18" style:family="paragraph" style:parent-style-name="Standard">
      <style:paragraph-properties fo:margin-top="0cm" fo:margin-bottom="0.353cm" style:contextual-spacing="false" fo:line-height="115%" fo:text-align="justify" style:justify-single-word="false"/>
      <style:text-properties style:font-name="Arial" fo:font-size="12pt" fo:language="pt" fo:country="BR" officeooo:rsid="0007ae4d" officeooo:paragraph-rsid="0007ae4d" style:font-size-asian="12pt" style:font-size-complex="12pt"/>
    </style:style>
    <style:style style:name="P19" style:family="paragraph" style:parent-style-name="Standard">
      <style:paragraph-properties fo:margin-top="0cm" fo:margin-bottom="0.353cm" style:contextual-spacing="false" fo:line-height="115%" fo:text-align="center" style:justify-single-word="false"/>
      <style:text-properties style:font-name="Arial" fo:font-size="12pt" fo:language="pt" fo:country="BR" officeooo:rsid="0008c3d5" officeooo:paragraph-rsid="0008c3d5" style:font-size-asian="12pt" style:font-size-complex="12pt"/>
    </style:style>
    <style:style style:name="P20" style:family="paragraph" style:parent-style-name="Standard">
      <style:paragraph-properties fo:margin-top="0cm" fo:margin-bottom="0.353cm" style:contextual-spacing="false" fo:line-height="115%" fo:text-align="justify" style:justify-single-word="false"/>
      <style:text-properties style:font-name="Arial" officeooo:paragraph-rsid="0008c3d5"/>
    </style:style>
    <style:style style:name="T1" style:family="text">
      <style:text-properties fo:color="#0091ea" loext:opacity="100%" style:text-line-through-style="none" style:text-line-through-type="none" fo:letter-spacing="normal" style:text-underline-style="none" fo:font-weight="normal" style:text-blinking="false" fo:background-color="transparent" loext:char-shading-value="0"/>
    </style:style>
    <style:style style:name="T2" style:family="text">
      <style:text-properties fo:letter-spacing="normal" fo:font-weight="normal"/>
    </style:style>
    <style:style style:name="T3" style:family="text">
      <style:text-properties fo:letter-spacing="normal" fo:font-weight="normal" officeooo:rsid="000626fd"/>
    </style:style>
    <style:style style:name="T4" style:family="text">
      <style:text-properties fo:letter-spacing="normal" fo:font-weight="normal" officeooo:rsid="0007ae4d"/>
    </style:style>
    <style:style style:name="T5" style:family="text">
      <style:text-properties fo:letter-spacing="normal" fo:font-weight="bold"/>
    </style:style>
    <style:style style:name="T6" style:family="text">
      <style:text-properties fo:letter-spacing="normal" fo:font-weight="bold" style:font-weight-asian="bold" style:font-weight-complex="bold"/>
    </style:style>
    <style:style style:name="T7" style:family="text">
      <style:text-properties fo:letter-spacing="normal" fo:font-weight="bold" officeooo:rsid="000626fd" style:font-weight-asian="bold" style:font-weight-complex="bold"/>
    </style:style>
    <style:style style:name="T8" style:family="text">
      <style:text-properties fo:letter-spacing="normal" fo:language="pt" fo:country="BR" fo:font-weight="bold"/>
    </style:style>
    <style:style style:name="T9" style:family="text">
      <style:text-properties fo:letter-spacing="normal" fo:language="pt" fo:country="BR" fo:font-weight="bold" officeooo:rsid="000626fd" style:font-weight-asian="bold" style:font-weight-complex="bold"/>
    </style:style>
    <style:style style:name="T10" style:family="text">
      <style:text-properties fo:letter-spacing="normal" fo:language="pt" fo:country="BR" fo:font-weight="normal"/>
    </style:style>
    <style:style style:name="T11" style:family="text">
      <style:text-properties fo:font-weight="bold"/>
    </style:style>
    <style:style style:name="T12" style:family="text">
      <style:text-properties officeooo:rsid="0007ae4d"/>
    </style:style>
    <style:style style:name="T13" style:family="text">
      <style:text-properties fo:font-variant="normal" fo:text-transform="none" fo:color="#f0f6fc" loext:opacity="100%" style:font-name="apple-system" fo:font-size="12pt" fo:letter-spacing="normal" fo:language="pt" fo:country="BR" fo:font-style="normal" fo:font-weight="normal" officeooo:rsid="0008c3d5" style:font-size-asian="12pt" style:font-size-complex="12pt"/>
    </style:style>
    <style:style style:name="T14" style:family="text">
      <style:text-properties fo:font-variant="normal" fo:text-transform="none" fo:color="#f0f6fc" loext:opacity="100%" style:font-name="apple-system" fo:font-size="12pt" fo:letter-spacing="normal" fo:language="pt" fo:country="BR" fo:font-style="normal" fo:font-weight="bold" officeooo:rsid="0008c3d5" style:font-size-asian="12pt" style:font-weight-asian="bold" style:font-size-complex="12pt" style:font-weight-complex="bold"/>
    </style:style>
    <style:style style:name="T15" style:family="text">
      <style:text-properties fo:font-variant="normal" fo:text-transform="none" fo:color="#f0f6fc" loext:opacity="100%" style:font-name="apple-system" fo:font-size="12pt" fo:letter-spacing="normal" fo:language="pt" fo:country="BR" fo:font-style="italic" fo:font-weight="bold" officeooo:rsid="0008c3d5" style:font-size-asian="12pt" style:font-style-asian="italic" style:font-weight-asian="bold" style:font-size-complex="12pt" style:font-style-complex="italic" style:font-weight-complex="bold"/>
    </style:style>
    <style:style style:name="T16" style:family="text">
      <style:text-properties fo:font-variant="normal" fo:text-transform="none" fo:color="#f0f6fc" loext:opacity="100%" style:font-name="apple-system" fo:font-size="12pt" fo:letter-spacing="normal" fo:font-style="normal" fo:font-weight="normal"/>
    </style:style>
    <style:style style:name="T17" style:family="text">
      <style:text-properties fo:font-variant="normal" fo:text-transform="none" fo:color="#c9211e" loext:opacity="100%" style:font-name="apple-system" fo:font-size="12pt" fo:letter-spacing="normal" fo:language="pt" fo:country="BR" fo:font-style="normal" fo:font-weight="normal" officeooo:rsid="0008c3d5" style:font-size-asian="12pt" style:font-size-complex="12pt"/>
    </style:style>
    <style:style style:name="T18" style:family="text">
      <style:text-properties fo:font-variant="normal" fo:text-transform="none" fo:color="#c9211e" loext:opacity="100%" style:font-name="apple-system" fo:font-size="12pt" fo:letter-spacing="normal" fo:language="pt" fo:country="BR" fo:font-style="italic" fo:font-weight="bold" officeooo:rsid="0008c3d5" style:font-size-asian="12pt" style:font-style-asian="italic" style:font-weight-asian="bold" style:font-size-complex="12pt" style:font-style-complex="italic" style:font-weight-complex="bold"/>
    </style:style>
    <style:style style:name="T19" style:family="text">
      <style:text-properties fo:font-variant="normal" fo:text-transform="none" fo:color="#000000" loext:opacity="100%" style:font-name="apple-system" fo:font-size="12pt" fo:letter-spacing="normal" fo:language="pt" fo:country="BR" fo:font-style="normal" fo:font-weight="normal" officeooo:rsid="0008c3d5" style:font-size-asian="12pt" style:font-size-complex="12pt"/>
    </style:style>
    <style:style style:name="T20" style:family="text">
      <style:text-properties fo:font-variant="normal" fo:text-transform="none" fo:color="#000000" loext:opacity="100%" style:font-name="apple-system" fo:font-size="12pt" fo:letter-spacing="normal" fo:language="pt" fo:country="BR" fo:font-style="normal" fo:font-weight="bold" officeooo:rsid="0008c3d5" style:font-size-asian="12pt" style:font-weight-asian="bold" style:font-size-complex="12pt" style:font-weight-complex="bold"/>
    </style:style>
    <style:style style:name="T21" style:family="text">
      <style:text-properties fo:font-variant="normal" fo:text-transform="none" fo:color="#000000" loext:opacity="100%" style:font-name="apple-system" fo:font-size="12pt" fo:letter-spacing="normal" fo:language="pt" fo:country="BR" fo:font-style="italic" fo:font-weight="bold" officeooo:rsid="0008c3d5" style:font-size-asian="12pt" style:font-style-asian="italic" style:font-weight-asian="bold" style:font-size-complex="12pt" style:font-style-complex="italic" style:font-weight-complex="bold"/>
    </style:style>
    <style:style style:name="T22" style:family="text">
      <style:text-properties fo:font-variant="normal" fo:text-transform="none" fo:color="#000000" loext:opacity="100%" fo:font-size="12pt" fo:letter-spacing="normal" fo:language="pt" fo:country="BR" fo:font-style="normal" fo:font-weight="bold" officeooo:rsid="0008c3d5" style:font-size-asian="12pt" style:font-weight-asian="bold" style:font-size-complex="12pt" style:font-weight-complex="bold"/>
    </style:style>
    <style:style style:name="T23" style:family="text">
      <style:text-properties fo:font-variant="normal" fo:text-transform="none" fo:color="#000000" loext:opacity="100%" fo:font-size="12pt" fo:letter-spacing="normal" fo:language="pt" fo:country="BR" fo:font-style="italic" fo:font-weight="bold" officeooo:rsid="0008c3d5" style:font-size-asian="12pt" style:font-style-asian="italic" style:font-weight-asian="bold" style:font-size-complex="12pt" style:font-style-complex="italic" style:font-weight-complex="bold"/>
    </style:style>
    <style:style style:name="T24" style:family="text">
      <style:text-properties style:font-name="Arial" fo:font-size="12pt" fo:language="pt" fo:country="BR" style:font-size-asian="12pt" style:font-size-complex="12pt"/>
    </style:style>
    <style:style style:name="T25" style:family="text">
      <style:text-properties style:font-name="Arial" fo:font-size="12pt" fo:language="pt" fo:country="BR" officeooo:rsid="0008c3d5" style:font-size-asian="12pt" style:font-size-complex="12pt"/>
    </style:style>
    <style:style style:name="T26" style:family="text">
      <style:text-properties officeooo:rsid="0004b492"/>
    </style:style>
    <style:style style:name="T27" style:family="text">
      <style:text-properties officeooo:rsid="0008c3d5"/>
    </style:style>
    <style:style style:name="T28" style:family="text">
      <style:text-properties fo:font-size="12pt" fo:language="pt" fo:country="BR" style:font-size-asian="12pt" style:font-size-complex="12pt"/>
    </style:style>
    <style:style style:name="T29" style:family="text">
      <style:text-properties fo:font-size="12pt" fo:language="pt" fo:country="BR" officeooo:rsid="0008c3d5"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SCOLA ESTADUAL DE EDUCAÇÃO PROFISSIONAL DEPUTADO ROBERTO MESQUITA</text:p>
      <text:p text:style-name="P14"/>
      <text:p text:style-name="P15"><text:s text:c="5"/>2° SÉRIE DESENVOLVIMENTO DE SISTEMAS </text:p>
      <text:p text:style-name="P15"/>
      <text:p text:style-name="P20"><text:span text:style-name="T28"><text:s text:c="3"/></text:span><text:span text:style-name="T29">TEMA:</text:span><text:span text:style-name="T22">L</text:span><text:span text:style-name="T23">GPD: Impactos e Desafios na Adaptação de Pequenas Empresas às Novas Regras de Proteção de Dados</text:span></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18"/>
      <text:p text:style-name="P18"/>
      <text:p text:style-name="P19">ANDERSON BARBOSA SILVA</text:p>
      <text:p text:style-name="P18"/>
      <text:p text:style-name="P12"><text:soft-page-break/></text:p>
      <text:h text:style-name="P11" text:outline-level="3">Introdução</text:h>
      <text:p text:style-name="P3"><text:span text:style-name="T2">A </text:span><text:span text:style-name="T3">lei geral de proteção de dados </text:span><text:span text:style-name="T2">(</text:span><text:span text:style-name="T7">LGPD</text:span><text:span text:style-name="T2">), sancionada em 2018 e em vigor desde 2020, representa um marco regulatório fundamental no ordenamento jurídico brasileiro, especialmente no contexto de um mundo cada vez mais digital e interconectado. Inspirada na General Data Protection Regulation (GDPR) da União Europeia, a </text:span><text:span text:style-name="T7">LGPD</text:span><text:span text:style-name="T3"> </text:span><text:span text:style-name="T2">veio para preencher uma lacuna na legislação nacional, que, até então, carecia de normas específicas voltadas para a proteção de dados pessoais.</text:span></text:p>
      <text:p text:style-name="P3"><text:span text:style-name="T2">Em um cenário onde o uso de dados pessoais se tornou um dos principais ativos das empresas, a necessidade de regulamentar o tratamento desses dados se mostrou não apenas urgente, mas essencial para a proteção dos direitos fundamentais de privacidade e liberdade dos cidadãos. A </text:span><text:span text:style-name="T7">LGPD</text:span><text:span text:style-name="T3"> </text:span><text:span text:style-name="T2">busca estabelecer diretrizes claras sobre como os dados pessoais devem ser coletados, armazenados, processados e, principalmente, protegidos, impondo uma série de obrigações às empresas e assegurando direitos aos titulares dos dados.</text:span></text:p>
      <text:p text:style-name="P3"><text:span text:style-name="T2">A relevância da </text:span><text:span text:style-name="T7">LGPD</text:span><text:span text:style-name="T3"> </text:span><text:span text:style-name="T2">transcende a esfera jurídica, impactando diretamente a forma como empresas operam e como consumidores interagem com o mercado. Ao introduzir conceitos como o consentimento informado, o direito ao esquecimento e a necessidade de nomeação de um encarregado de proteção de dados (DPO), a lei não apenas obriga as organizações a revisarem suas práticas, mas também as incentiva a adotar uma postura mais transparente e ética em relação ao uso de informações pessoais.</text:span></text:p>
      <text:p text:style-name="P3"><text:span text:style-name="T2">No entanto, a aplicação da </text:span><text:span text:style-name="T7">LGPD</text:span><text:span text:style-name="T3"> </text:span><text:span text:style-name="T2">também trouxe desafios significativos, tanto para as empresas, que precisam adaptar seus processos internos, quanto para os consumidores, que se veem diante de novas possibilidades e direitos que, muitas vezes, desconhecem. A compreensão plena da </text:span><text:span text:style-name="T7">LGPD</text:span><text:span text:style-name="T3"> </text:span><text:span text:style-name="T2">e de suas implicações é, portanto, uma necessidade imperiosa para todos os envolvidos.</text:span></text:p>
      <text:p text:style-name="P2"><text:span text:style-name="T8">1.1. Origem e contexto da </text:span><text:span text:style-name="T10"><text:s/></text:span><text:span text:style-name="T9">LGPD</text:span></text:p>
      <text:p text:style-name="P4"><text:span text:style-name="T2">A </text:span><text:span text:style-name="T7">LGPD </text:span><text:span text:style-name="T2">foi sancionada em um momento crucial para o Brasil, em meio a um crescente debate global sobre privacidade e proteção de dados pessoais. Inspirada pelo Regulamento Geral sobre a Proteção de Dados (GDPR) da União Europeia, a </text:span><text:span text:style-name="T7">LGPD </text:span><text:soft-page-break/><text:span text:style-name="T2">foi a resposta do Brasil à necessidade de adequação à nova realidade digital, onde dados pessoais são constantemente coletados, armazenados e processados por diversas entidades, tanto públicas quanto privadas.</text:span></text:p>
      <text:p text:style-name="P4"><text:span text:style-name="T2">A promulgação da </text:span><text:span text:style-name="T7">LGPD </text:span><text:span text:style-name="T2">ocorreu em um cenário de crescente preocupação com os riscos associados ao uso indevido de dados pessoais, amplamente alimentada por escândalos globais de vazamento de informações e uso indevido de dados por grandes corporações. A lei visa estabelecer um equilíbrio entre a inovação tecnológica e a proteção dos direitos individuais, ao mesmo tempo em que coloca o Brasil em conformidade com os padrões internacionais de proteção de dados.</text:span></text:p>
      <text:p text:style-name="P8">1.2. Princípios da proteção de dados</text:p>
      <text:p text:style-name="P4"><text:span text:style-name="T2">A <text:s/></text:span><text:span text:style-name="T7">LGPD </text:span><text:span text:style-name="T2">é fundamentada em uma série de princípios que orientam o tratamento de dados pessoais, assegurando que esse processo seja conduzido de maneira ética, transparente e respeitosa aos direitos dos titulares dos dados. Dentre os princípios consagrados na <text:s/></text:span><text:span text:style-name="T7">LGPD</text:span><text:span text:style-name="T2">, destacam-se:</text:span></text:p>
      <text:p text:style-name="P9"><text:span text:style-name="T11">Finalidade</text:span>: O tratamento de dados deve ser realizado para propósitos legítimos, específicos, explícitos e informados ao titular, não podendo haver tratamento posterior de forma incompatível com essas finalidades.</text:p>
      <text:p text:style-name="P9"><text:span text:style-name="T11">Adequação</text:span>: O tratamento deve ser compatível com as finalidades informadas ao titular, conforme o contexto do tratamento.</text:p>
      <text:p text:style-name="P9"><text:span text:style-name="T11">Necessidade</text:span>: O tratamento deve ser limitado ao mínimo necessário para a realização de suas finalidades, abrangendo apenas os dados pertinentes e proporcionais ao alcance dos objetivos pretendidos.</text:p>
      <text:p text:style-name="P9"><text:span text:style-name="T11">Livre Acesso</text:span>: Garantia aos titulares de consulta facilitada e gratuita sobre a forma e a duração do tratamento, bem como sobre a integralidade de seus dados pessoais.</text:p>
      <text:p text:style-name="P9"><text:span text:style-name="T11">Qualidade dos Dados</text:span>: Assegura aos titulares que seus dados pessoais serão exatos, claros, relevantes e atualizados, de acordo com a necessidade e para o cumprimento da finalidade de seu tratamento.</text:p>
      <text:p text:style-name="P9"><text:span text:style-name="T11">Transparência</text:span>: O tratamento de dados deve ocorrer de forma transparente e acessível aos titulares, sempre respeitando os segredos comerciais e industriais envolvidos.</text:p>
      <text:p text:style-name="P9"><text:span text:style-name="T11">Segurança</text:span>: A lei exige a utilização de medidas técnicas e administrativas aptas a proteger os dados pessoais de acessos não autorizados e situações acidentais ou ilícitas de destruição, perda, alteração, comunicação ou difusão.</text:p>
      <text:p text:style-name="P9"><text:span text:style-name="T11">Prevenção</text:span>: A adoção de medidas que previnam a ocorrência de danos em virtude do tratamento de dados pessoais.</text:p>
      <text:p text:style-name="P9"><text:span text:style-name="T11">Não discriminação</text:span>: Proíbe-se o tratamento de dados pessoais para fins discriminatórios, ilícitos ou abusivos.</text:p>
      <text:p text:style-name="P9"><text:soft-page-break/><text:span text:style-name="T11">Responsabilização e prestação de contas</text:span>: Os agentes de tratamento de dados pessoais devem demonstrar a adoção de medidas eficazes capazes de comprovar a observância e o cumprimento das normas de proteção de dados pessoais.</text:p>
      <text:p text:style-name="P4"><text:span text:style-name="T2">Esses princípios não apenas guiam a aplicação da </text:span><text:span text:style-name="T7">LGPD</text:span><text:span text:style-name="T2">, mas também estabelecem um marco de boas práticas para as organizações, incentivando um ambiente de confiança entre empresas e consumidores.</text:span></text:p>
      <text:p text:style-name="P8">1.3. Abrangência e Aplicação</text:p>
      <text:p text:style-name="P4"><text:span text:style-name="T2">A </text:span><text:span text:style-name="T7">LGPD </text:span><text:span text:style-name="T2">possui uma ampla aplicação, alcançando qualquer operação de tratamento de dados pessoais realizada por pessoa natural ou jurídica, de direito público ou privado, independentemente do meio, do país onde esteja sediada a pessoa jurídica, ou do país onde estejam localizados os dados. Isso significa que a lei se aplica tanto às empresas nacionais quanto às internacionais que tratam dados de indivíduos localizados no Brasil.</text:span></text:p>
      <text:p text:style-name="P10">A lei distingue entre dados pessoais e dados sensíveis, impondo regras mais rígidas para o tratamento destes últimos. Dados sensíveis são aqueles que dizem respeito à origem racial ou étnica, convicção religiosa, opinião política, filiação a sindicato ou a organização de caráter religioso, filosófico ou político, dado referente à saúde ou à vida sexual, dado genético ou biométrico, quando vinculados a uma pessoa natural. O tratamento desses dados requer maior cautela, dado o potencial de maior risco à privacidade e à discriminação.</text:p>
      <text:p text:style-name="P4"><text:span text:style-name="T2">Além disso,</text:span><text:span text:style-name="T4">a</text:span><text:span text:style-name="T2"> </text:span><text:span text:style-name="T7">LGPD </text:span><text:span text:style-name="T2">estabelece que o tratamento de dados pessoais deve ser fundamentado em uma das bases legais previstas na lei, como o consentimento do titular, o cumprimento de obrigação legal ou regulatória, a execução de políticas públicas, a realização de estudos por órgão de pesquisa, o cumprimento de contrato, o exercício regular de direitos em processo judicial, administrativo ou arbitral, a proteção da vida, a tutela da saúde, entre outras.</text:span></text:p>
      <text:p text:style-name="P4"><text:span text:style-name="T2">A abrangência da </text:span><text:span text:style-name="T7">LGPD </text:span><text:span text:style-name="T2">evidencia a complexidade e a relevância da proteção de dados no Brasil, destacando a necessidade de conformidade das empresas com as exigências legais e o papel crucial dos titulares de dados na construção de um ambiente digital seguro e confiável.</text:span></text:p>
      <text:h text:style-name="P1" text:outline-level="3"><text:soft-page-break/>2. Obrigações legais das empresas</text:h>
      <text:p text:style-name="P4"><text:span text:style-name="T2">A (</text:span><text:span text:style-name="T7">LGPD</text:span><text:span text:style-name="T2">) impôs uma série de obrigações para as empresas que lidam com dados pessoais, tornando essencial que essas organizações adaptem seus processos e práticas para garantir a conformidade com a legislação.</text:span></text:p>
      <text:p text:style-name="P8">2.1. Coleta e tratamento de dados</text:p>
      <text:p text:style-name="P4"><text:span text:style-name="T2">Uma das principais áreas afetadas pela </text:span><text:span text:style-name="T7">LGPD </text:span><text:span text:style-name="T2">é a forma como as empresas coletam e tratam dados pessoais. A legislação exige que o tratamento de dados seja realizado com base em uma das hipóteses legais previstas, sendo o consentimento do titular uma das mais comuns. No entanto, o consentimento deve ser livre, informado e inequívoco, o que significa que o titular dos dados deve ser claramente informado sobre a finalidade da coleta e o uso que será dado aos seus dados.</text:span></text:p>
      <text:p text:style-name="P10">As empresas precisam adotar práticas que garantam que a coleta de dados seja adequada e proporcional às finalidades pretendidas. Isso inclui a obrigação de limitar a coleta de dados ao mínimo necessário para o cumprimento de suas atividades, evitando a prática de "over-collection" (coleta excessiva de dados). Além disso, é necessário que as empresas garantam que os dados coletados sejam mantidos de forma segura, minimizando os riscos de vazamentos ou acessos não autorizados.</text:p>
      <text:p text:style-name="P8">2.2. Direitos dos titulares de dados</text:p>
      <text:p text:style-name="P4"><text:span text:style-name="T2">A <text:s/></text:span><text:span text:style-name="T7">LGPD </text:span><text:span text:style-name="T2">reconhece uma série de direitos aos titulares de dados, que as empresas são obrigadas a respeitar. Esses direitos incluem, mas não se limitam a:</text:span></text:p>
      <text:p text:style-name="P9"><text:span text:style-name="T11">Direito de acesso</text:span>: O titular tem o direito de obter da empresa a confirmação de que seus dados estão sendo tratados e, se for o caso, de acessar esses dados.</text:p>
      <text:p text:style-name="P9"><text:span text:style-name="T11">Direito de retificação</text:span>: O titular pode solicitar a correção de dados incompletos, inexatos ou desatualizados.</text:p>
      <text:p text:style-name="P9"><text:span text:style-name="T11">Direito de exclusão</text:span>: Em determinadas circunstâncias, o titular pode solicitar a exclusão de seus dados pessoais, especialmente quando o tratamento foi baseado no consentimento e esse consentimento foi retirado.</text:p>
      <text:p text:style-name="P9"><text:span text:style-name="T11">Direito à portabilidade dos dados</text:span>: O titular pode solicitar que seus dados pessoais sejam transferidos para outra empresa, em um formato estruturado e de uso comum.</text:p>
      <text:p text:style-name="P6"><text:span text:style-name="T5">Direito à anonimização e bloqueio</text:span><text:span text:style-name="T2">: O titular pode exigir a anonimização, bloqueio ou eliminação de dados desnecessários, excessivos ou tratados em desconformidade com a <text:s/></text:span><text:span text:style-name="T7">LGPD</text:span><text:span text:style-name="T2">.</text:span></text:p>
      <text:p text:style-name="P4"><text:span text:style-name="T2">As empresas devem implementar mecanismos eficazes para que esses direitos </text:span><text:soft-page-break/><text:span text:style-name="T2">possam ser exercidos pelos titulares de dados. Isso inclui a criação de canais de comunicação acessíveis e o treinamento de funcionários para lidar com essas solicitações de forma adequada e dentro dos prazos legais estabelecidos pela <text:s/></text:span><text:span text:style-name="T7">LGPD</text:span><text:span text:style-name="T2">.</text:span></text:p>
      <text:p text:style-name="P8">2.3. Papel do Encarregado de Proteção de Dados (DP<text:span text:style-name="T12">O</text:span>)</text:p>
      <text:p text:style-name="P4"><text:span text:style-name="T2">Uma das figuras centrais introduzidas pela <text:s/></text:span><text:span text:style-name="T7">LGPD</text:span><text:span text:style-name="T2">é o Encarregado de Proteção de Dados, comumente conhecido como DPO (Data Protection Officer). O DPO é o profissional responsável por garantir que a empresa esteja em conformidade com a <text:s/></text:span><text:span text:style-name="T7">LGPD</text:span><text:span text:style-name="T2">, atuando como um elo entre a organização, os titulares dos dados e a Autoridade Nacional de Proteção de Dados (ANPD).</text:span></text:p>
      <text:p text:style-name="P10">O papel do DPO inclui:</text:p>
      <text:p text:style-name="P6"><text:span text:style-name="T5">Orientação interna</text:span><text:span text:style-name="T2">: O DPO deve orientar a empresa e seus colaboradores sobre as práticas de proteção de dados e garantir que todas as atividades de tratamento estejam em conformidade com a <text:s/></text:span><text:span text:style-name="T7">LGPD</text:span><text:span text:style-name="T2">.</text:span></text:p>
      <text:p text:style-name="P6"><text:span text:style-name="T5">Gestão de solicitações</text:span><text:span text:style-name="T2">: O DPO é responsável por receber e responder às solicitações dos titulares de dados, assegurando que os direitos previstos na </text:span><text:span text:style-name="T7">LGPD </text:span><text:span text:style-name="T2">sejam respeitados.</text:span></text:p>
      <text:p text:style-name="P9"><text:span text:style-name="T11">Comunicação com a ANPD</text:span>: O DPO deve manter uma comunicação constante com a ANPD, relatando incidentes de segurança, como vazamentos de dados, e respondendo a eventuais auditorias ou solicitações de informações.</text:p>
      <text:p text:style-name="P9"><text:span text:style-name="T11">Educação e treinamento</text:span>: O DPO também tem a função de promover a conscientização sobre proteção de dados dentro da empresa, organizando treinamentos e workshops para capacitar os funcionários a lidarem corretamente com os dados pessoais.</text:p>
      <text:p text:style-name="P10">A nomeação de um DPO é obrigatória para diversas empresas, especialmente aquelas que tratam dados em larga escala ou dados sensíveis. No entanto, mesmo quando não for exigida, a presença de um DPO pode ser altamente benéfica, proporcionando maior segurança jurídica e ajudando a mitigar riscos associados ao tratamento de dados.</text:p>
      <text:h text:style-name="P1" text:outline-level="3"><text:soft-page-break/>3. Riscos e desafios para as empresas</text:h>
      <text:p text:style-name="P4"><text:span text:style-name="T2">A implementação da</text:span><text:span text:style-name="T4"> Lei geral de proteção de dados</text:span><text:span text:style-name="T2">( </text:span><text:span text:style-name="T7">LGPD</text:span><text:span text:style-name="T2">) trouxe consigo uma série de desafios para as empresas, que vão desde a adaptação de seus processos internos até a gestão de riscos associados ao tratamento de dados pessoais.</text:span></text:p>
      <text:p text:style-name="P8">3.1. Penalidades e sanções</text:p>
      <text:p text:style-name="P5"><text:span text:style-name="T2">Uma das maiores preocupações das empresas em relação à <text:s/></text:span><text:span text:style-name="T7">LGPD </text:span><text:span text:style-name="T2">é a possibilidade de sofrer penalidades em caso de não conformidade. A legislação prevê sanções rigorosas para as organizações que violarem as normas de proteção de dados, o que inclui desde advertências até multas significativas.</text:span></text:p>
      <text:p text:style-name="P5"><text:span text:style-name="T2">As principais sanções previstas pela <text:s/></text:span><text:span text:style-name="T7">LGPD </text:span><text:span text:style-name="T2">incluem (art.</text:span><text:span text:style-name="T3">52</text:span><text:span text:style-name="T2">, </text:span><text:span text:style-name="T7">LGPD</text:span><text:span text:style-name="T2">):</text:span></text:p>
      <text:p text:style-name="P9"><text:span text:style-name="T11">Advertência</text:span>: Em casos de infrações leves, a empresa pode ser advertida e instada a adotar medidas corretivas em um prazo determinado.</text:p>
      <text:p text:style-name="P7"><text:span text:style-name="T5">Multa simples</text:span><text:span text:style-name="T2">: A </text:span><text:span text:style-name="T7">LGPD </text:span><text:span text:style-name="T2">permite a aplicação de multas de até 2% do faturamento da empresa, limitado a R$ 50 milhões por infração. Essa multa pode ser aplicada por violação das obrigações legais, como o não atendimento aos direitos dos titulares ou a falta de implementação de medidas de segurança adequadas.</text:span></text:p>
      <text:p text:style-name="P9"><text:span text:style-name="T11">Multa diária</text:span>: Além da multa simples, a empresa pode ser sujeita a uma multa diária, que continuará a ser aplicada até que a irregularidade seja corrigida.</text:p>
      <text:p text:style-name="P9"><text:span text:style-name="T11">Publicização da infração</text:span>: A empresa pode ser obrigada a tornar pública a infração, o que pode gerar danos à sua reputação e credibilidade no mercado.</text:p>
      <text:p text:style-name="P9"><text:span text:style-name="T11">Bloqueio ou eliminação de dados pessoais</text:span>: Em casos graves, a ANPD pode determinar o bloqueio ou a eliminação dos dados pessoais envolvidos na infração, limitando a capacidade da empresa de operar normalmente.</text:p>
      <text:p text:style-name="P5"><text:span text:style-name="T2">Essas penalidades não se restringem apenas ao impacto financeiro; o dano à imagem e à reputação da empresa pode ser ainda mais devastador, especialmente em um ambiente onde a confiança dos consumidores é fundamental. Por isso, a conformidade com a <text:s/></text:span><text:span text:style-name="T7">LGPD </text:span><text:span text:style-name="T2">é essencial não apenas para evitar multas, mas também para preservar a integridade da marca.</text:span></text:p>
      <text:p text:style-name="P7"><text:span text:style-name="T5">3.2. Desafios na implementação da </text:span><text:span text:style-name="T2"><text:s/></text:span><text:span text:style-name="T7">LGPD</text:span></text:p>
      <text:p text:style-name="P5"><text:span text:style-name="T2">A adaptação à </text:span><text:span text:style-name="T7">LGPD </text:span><text:span text:style-name="T2">exige um esforço significativo por parte das empresas, que precisam revisar seus processos, sistemas e políticas para garantir que estejam em conformidade com as novas regras. Esse processo pode ser especialmente desafiador para organizações de grande porte ou aquelas que lidam com grandes volumes de dados.</text:span></text:p>
      <text:p text:style-name="P5"><text:soft-page-break/><text:span text:style-name="T2">Alguns dos principais desafios na implementação da </text:span><text:span text:style-name="T7">LGPD </text:span><text:span text:style-name="T2">incluem:</text:span></text:p>
      <text:p text:style-name="P9"><text:span text:style-name="T11">Mapeamento de dados</text:span>: Um dos primeiros passos para a conformidade é o mapeamento de todos os dados pessoais que a empresa coleta, armazena e processa. Esse processo pode ser complexo e demorado, especialmente para empresas que possuem sistemas legados ou que operam em vários países com diferentes regulamentações de proteção de dados.</text:p>
      <text:p text:style-name="P7"><text:span text:style-name="T5">Revisão de Políticas e Procedimentos</text:span><text:span text:style-name="T2">: A </text:span><text:span text:style-name="T7">LGPD </text:span><text:span text:style-name="T2">exige que as empresas revisem suas políticas de privacidade e procedimentos internos para garantir que estejam em conformidade com os princípios da lei. Isso pode incluir a criação de novas políticas, a modificação de contratos com fornecedores e parceiros e a implementação de novas práticas de gestão de dados.</text:span></text:p>
      <text:p text:style-name="P7"><text:span text:style-name="T5">Treinamento de funcionários</text:span><text:span text:style-name="T2">: A conformidade com a </text:span><text:span text:style-name="T7">LGPD </text:span><text:span text:style-name="T2">não pode ser alcançada sem o comprometimento de todos os funcionários da empresa. Portanto, é essencial que a organização invista em treinamentos contínuos para garantir que todos os colaboradores entendam a importância da proteção de dados e saibam como lidar com informações pessoais de forma adequada.</text:span></text:p>
      <text:p text:style-name="P9"><text:span text:style-name="T11">Integração de sistemas de segurança</text:span>: A proteção de dados pessoais requer a implementação de sistemas robustos de segurança da informação. Isso inclui a adoção de medidas técnicas e organizacionais que protejam os dados contra acessos não autorizados, vazamentos, e outras ameaças cibernéticas. A integração desses sistemas pode ser complexa, especialmente para empresas que operam com infraestrutura de TI diversificada.</text:p>
      <text:p text:style-name="P8">3.3. Segurança da informação</text:p>
      <text:p text:style-name="P5"><text:span text:style-name="T2">A segurança da informação é um dos pilares fundamentais da </text:span><text:span text:style-name="T7">LGPD</text:span><text:span text:style-name="T2">, sendo uma área que exige atenção especial das empresas. A lei impõe a adoção de medidas de segurança apropriadas para proteger os dados pessoais contra acessos não autorizados e situações acidentais ou ilícitas de destruição, perda, alteração, comunicação ou difusão.</text:span></text:p>
      <text:p text:style-name="P10">Entre as principais medidas de segurança que as empresas devem adotar, destacam-se (arts 46 e 48, LGPD:</text:p>
      <text:p text:style-name="P9"><text:span text:style-name="T11">Criptografia</text:span>: A utilização de criptografia para proteger os dados pessoais armazenados e transmitidos é uma prática recomendada para mitigar o risco de acessos não autorizados.</text:p>
      <text:p text:style-name="P9"><text:span text:style-name="T11">Controle de Acesso</text:span>: Implementar políticas rigorosas de controle de acesso, garantindo que apenas indivíduos autorizados possam acessar determinados dados <text:soft-page-break/>pessoais.</text:p>
      <text:p text:style-name="P9"><text:span text:style-name="T11">Monitoramento e Auditoria</text:span>: Estabelecer processos de monitoramento e auditoria regulares para identificar e responder a incidentes de segurança de forma eficaz.</text:p>
      <text:p text:style-name="P9"><text:span text:style-name="T11">Resposta a Incidentes</text:span>: Desenvolver e implementar um plano de resposta a incidentes de segurança, que inclua procedimentos para identificar, conter, erradicar e recuperar de incidentes que comprometam a segurança dos dados pessoais.</text:p>
      <text:p text:style-name="P9"><text:span text:style-name="T11">Atualizações de Segurança</text:span>: Manter os sistemas de TI atualizados com os últimos patches de segurança para prevenir vulnerabilidades exploráveis por cibercriminosos.</text:p>
      <text:p text:style-name="P5"><text:span text:style-name="T2">A falha em implementar essas medidas pode resultar em graves consequências para a empresa, tanto do ponto de vista legal quanto de reputação. A </text:span><text:span text:style-name="T7">LGPD </text:span><text:span text:style-name="T2">exige que as empresas adotem uma postura proativa em relação à segurança da informação, não apenas para cumprir a lei, mas para proteger os dados pessoais dos seus clientes e usuários de forma eficaz.</text:span></text:p>
      <text:h text:style-name="P1" text:outline-level="3">4. Benefícios e implicações para os consumidores</text:h>
      <text:p text:style-name="P3"><text:span text:style-name="T2">A entrada em vigor da </text:span><text:span text:style-name="T3">Lei geral de proteção de dados </text:span><text:span text:style-name="T2">(</text:span><text:span text:style-name="T7">LGPD</text:span><text:span text:style-name="T2">) não trouxe apenas desafios e responsabilidades para as empresas, mas também representou uma conquista significativa para os consumidores brasileiros. A legislação fortaleceu os direitos dos indivíduos em relação ao tratamento de seus dados pessoais, garantindo maior controle e transparência em um mundo cada vez mais digitalizado.</text:span></text:p>
      <text:p text:style-name="P8">4.1. Maior controle sobre os Dados Pessoais</text:p>
      <text:p text:style-name="P5"><text:span text:style-name="T2">Um dos principais benefícios que a <text:s/></text:span><text:span text:style-name="T7">LGPD </text:span><text:span text:style-name="T2">oferece aos consumidores é o poder de controle sobre seus próprios dados pessoais. Antes da lei, muitos brasileiros desconheciam a extensão e a finalidade do uso de suas informações pelas empresas, o que gerava uma sensação de vulnerabilidade e falta de proteção.</text:span></text:p>
      <text:p text:style-name="P5"><text:span text:style-name="T2">Com a </text:span><text:span text:style-name="T7">LGPD</text:span><text:span text:style-name="T2">, os consumidores agora têm o direito de saber exatamente quais dados estão sendo coletados, como estão sendo utilizados, e por quanto tempo serão armazenados. Além disso, a lei garante que os dados só podem ser tratados com o consentimento expresso do titular, exceto em algumas situações específicas previstas na legislação. Isso significa que os consumidores têm o poder de decidir, com mais clareza, como suas informações serão manejadas.</text:span></text:p>
      <text:p text:style-name="P10">Essa transparência reforça a confiança nas relações de consumo, pois o indivíduo não <text:soft-page-break/>é mais apenas um número em uma base de dados, mas um participante ativo na definição dos limites do uso de suas informações. Em um ambiente onde a troca de dados é constante e inevitável, esse controle é um passo essencial para a proteção da privacidade e da dignidade do cidadão.</text:p>
      <text:p text:style-name="P8">4.2. Desafios para os Consumidores</text:p>
      <text:p text:style-name="P3"><text:span text:style-name="T2">Apesar dos avanços, a </text:span><text:span text:style-name="T7">LGPD</text:span><text:span text:style-name="T1"> </text:span><text:span text:style-name="T2">também impõe desafios para os consumidores, especialmente no que diz respeito ao exercício efetivo de seus direitos. Muitos brasileiros ainda não têm pleno conhecimento sobre a</text:span><text:span text:style-name="T6"> </text:span><text:span text:style-name="T7">LGPD</text:span><text:span text:style-name="T3"> </text:span><text:span text:style-name="T2">e os direitos que ela lhes assegura, o que pode limitar o alcance das proteções oferecidas pela lei.</text:span></text:p>
      <text:p text:style-name="P3"><text:span text:style-name="T2">Outro desafio é a complexidade dos processos para exercer esses direitos. Embora a </text:span><text:span text:style-name="T7">LGPD</text:span><text:span text:style-name="T3"> </text:span><text:span text:style-name="T2">exija que as empresas disponibilizem meios acessíveis para que os titulares façam solicitações, como acesso, correção ou exclusão de dados, na prática, muitos consumidores encontram dificuldades para navegar nesses procedimentos. Em alguns casos, as respostas das empresas podem ser lentas ou insuficientes, o que pode gerar frustração e insegurança.</text:span></text:p>
      <text:p text:style-name="P3"><text:span text:style-name="T2">Além disso, em um país com grande desigualdade digital, onde parte significativa da população ainda tem acesso limitado à internet e à informação, o risco é que a proteção oferecida pela </text:span><text:span text:style-name="T7">LGPD</text:span><text:span text:style-name="T3"> </text:span><text:span text:style-name="T2">não alcance de maneira equitativa todos os brasileiros. A educação digital e a conscientização sobre os direitos de proteção de dados são, portanto, elementos cruciais para que a</text:span><text:span text:style-name="T6"> </text:span><text:span text:style-name="T7">LGPD </text:span><text:span text:style-name="T2">cumpra plenamente seu papel.</text:span></text:p>
      <text:p text:style-name="P8">Conclusão</text:p>
      <text:p text:style-name="P3"><text:span text:style-name="T2">A </text:span><text:span text:style-name="T3">Lei geral de proteção de dados </text:span><text:span text:style-name="T2">representa um marco importante para o ordenamento jurídico brasileiro, adaptando o país às exigências de um mundo digital e interconectado. Embora a sua implementação tenha trazido desafios significativos para as empresas, como a necessidade de adaptar processos, revisar políticas e garantir a segurança da informação, a </text:span><text:span text:style-name="T7">LGPD</text:span><text:span text:style-name="T3"> </text:span><text:span text:style-name="T2">também fortaleceu a proteção dos direitos dos consumidores, proporcionando-lhes maior controle sobre seus dados pessoais.</text:span></text:p>
      <text:p text:style-name="P3"><text:span text:style-name="T2">No entanto, para que a </text:span><text:span text:style-name="T7">LGPD</text:span><text:span text:style-name="T3"> </text:span><text:span text:style-name="T2">cumpra plenamente seu papel, é essencial que tanto as empresas quanto os consumidores compreendam e se adaptem às suas exigências. As empresas devem ver a conformidade não apenas como uma obrigação legal, mas </text:span><text:soft-page-break/><text:span text:style-name="T2">como uma oportunidade de construir confiança e transparência com seus clientes. Ao mesmo tempo, os consumidores precisam estar conscientes de seus direitos e capacitados para exercê-los de maneira eficaz.</text:span></text:p>
      <text:p text:style-name="P3"><text:span text:style-name="T2">Em última análise, a </text:span><text:span text:style-name="T7">LGPD</text:span><text:span text:style-name="T3"> </text:span><text:span text:style-name="T2">não só regula o tratamento de dados pessoais, mas também incentiva a criação de uma cultura de respeito à privacidade e à dignidade dos indivíduos, fundamental para o fortalecimento da confiança nas relações digitais e comerciais no Brasil.</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Georgia" svg:font-family="Georg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date>2024-09-19T10:34:16.202000000</dc:date>
    <meta:editing-duration>PT21M28S</meta:editing-duration>
    <meta:editing-cycles>4</meta:editing-cycles>
    <meta:document-statistic meta:table-count="0" meta:image-count="0" meta:object-count="0" meta:page-count="11" meta:paragraph-count="92" meta:word-count="3170" meta:character-count="20611" meta:non-whitespace-character-count="17510"/>
  </office:meta>
</office:document-meta>
</file>